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color="#ff3333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</office:automatic-styles>
  <office:body>
    <office:spreadsheet>
      <table:table table:name="Respondent 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lide 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rr</text:p>
          </table:table-cell>
          <table:table-cell office:value-type="string" calcext:value-type="string">
            <text:p>Ranking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lide 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Level 1 [Preis 3.99]</text:p>
          </table:table-cell>
          <table:table-cell table:style-name="ce1" office:value-type="string" calcext:value-type="string">
            <text:p>Level 2 [Preis 5.99]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 (Attribute – Mean tot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Level 1 [&lt;3 stunden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AVERAGE([.C11:.D11])" office:value-type="float" office:value="2.5" calcext:value-type="float">
            <text:p/>
          </table:table-cell>
          <table:table-cell table:style-name="ce4" table:formula="of:=[.E11]-[.E13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vel 2 [&gt;3 stunden]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AVERAGE([.C12:.D12])" office:value-type="float" office:value="2.5" calcext:value-type="float">
            <text:p/>
          </table:table-cell>
          <table:table-cell table:style-name="ce4" table:formula="of:=[.E12]-[.E13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3" table:formula="of:=AVERAGE([.C11:.C12])" office:value-type="float" office:value="2" calcext:value-type="float">
            <text:p/>
          </table:table-cell>
          <table:table-cell table:style-name="ce3" table:formula="of:=AVERAGE([.D11:.D12])" office:value-type="float" office:value="3" calcext:value-type="float">
            <text:p/>
          </table:table-cell>
          <table:table-cell table:style-name="ce8" table:formula="of:=AVERAGE([.C11:.D12])" office:value-type="float" office:value="2.5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 (Attribute1 – Mean total)</text:p>
          </table:table-cell>
          <table:table-cell table:style-name="ce4" table:formula="of:=[.C13]-[.E13]" office:value-type="float" office:value="-0.5" calcext:value-type="float">
            <text:p/>
          </table:table-cell>
          <table:table-cell table:style-name="ce4" table:formula="of:=[.D13]-[.E13]" office:value-type="float" office:value="0.5" calcext:value-type="float">
            <text:p/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Level 1 [Preis 3.99]</text:p>
          </table:table-cell>
          <table:table-cell table:style-name="ce1" office:value-type="string" calcext:value-type="string">
            <text:p>Level 2 [Preis 5.99]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 (Attribute – Mean tot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Level 1 [&lt;3 stunden]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AVERAGE([.C22:.D22])" office:value-type="float" office:value="2" calcext:value-type="float">
            <text:p/>
          </table:table-cell>
          <table:table-cell table:style-name="ce5" table:formula="of:=[.E22]-[.E24]" office:value-type="float" office:value="-0.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vel 2 [&gt;3 stunden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AVERAGE([.C23:.D23])" office:value-type="float" office:value="3" calcext:value-type="float">
            <text:p/>
          </table:table-cell>
          <table:table-cell table:style-name="ce5" table:formula="of:=[.E23]-[.E24]" office:value-type="float" office:value="0.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3" table:formula="of:=AVERAGE([.C22:.C23])" office:value-type="float" office:value="3.5" calcext:value-type="float">
            <text:p/>
          </table:table-cell>
          <table:table-cell table:style-name="ce3" table:formula="of:=AVERAGE([.D22:.D23])" office:value-type="float" office:value="1.5" calcext:value-type="float">
            <text:p/>
          </table:table-cell>
          <table:table-cell table:style-name="ce9" table:formula="of:=AVERAGE([.C22:.D23])" office:value-type="float" office:value="2.5" calcext:value-type="float">
            <text:p/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 (Attribute1 – Mean total)</text:p>
          </table:table-cell>
          <table:table-cell table:style-name="ce5" table:formula="of:=[.C24]-[.E24]" office:value-type="float" office:value="1" calcext:value-type="float">
            <text:p/>
          </table:table-cell>
          <table:table-cell table:style-name="ce5" table:formula="of:=[.D24]-[.E24]" office:value-type="float" office:value="-1" calcext:value-type="float">
            <text:p/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t worth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nstants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eta_11 (Price 3.99)</text:p>
          </table:table-cell>
          <table:table-cell table:formula="of:=[.C25]" office:value-type="float" office:value="1" calcext:value-type="float">
            <text:p/>
          </table:table-cell>
          <table:table-cell office:value-type="string" calcext:value-type="string">
            <text:p>Beta_21 (EW &lt; 3h)</text:p>
          </table:table-cell>
          <table:table-cell table:formula="of:=[.F22]" office:value-type="float" office:value="-0.5" calcext:value-type="float">
            <text:p/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ta_12 (Price 5.99)</text:p>
          </table:table-cell>
          <table:table-cell table:formula="of:=[.D25]" office:value-type="float" office:value="-1" calcext:value-type="float">
            <text:p/>
          </table:table-cell>
          <table:table-cell office:value-type="string" calcext:value-type="string">
            <text:p>Beta_22 (EW &gt; 3h)</text:p>
          </table:table-cell>
          <table:table-cell table:formula="of:=[.F23]" office:value-type="float" office:value="0.5" calcext:value-type="float">
            <text:p/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tility of the profil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eschätzten Ränge</text:p>
          </table:table-cell>
          <table:table-cell office:value-type="string" calcext:value-type="string">
            <text:p>Technische Ränge</text:p>
          </table:table-cell>
          <table:table-cell/>
        </table:table-row>
        <table:table-row table:style-name="ro1">
          <table:table-cell office:value-type="string" calcext:value-type="string">
            <text:p>Utility_profile_1</text:p>
          </table:table-cell>
          <table:table-cell office:value-type="string" calcext:value-type="string" table:number-columns-spanned="3" table:number-rows-spanned="1">
            <text:p>Konstant + Attribute level Attribute 1 + Attribute level Attribute 2</text:p>
          </table:table-cell>
          <table:covered-table-cell table:number-columns-repeated="2"/>
          <table:table-cell office:value-type="string" calcext:value-type="string">
            <text:p>EW &lt; 3 hours + price 3.99</text:p>
          </table:table-cell>
          <table:table-cell table:formula="of:=2.5+[.E29]+[.G29]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tility_profile_2</text:p>
          </table:table-cell>
          <table:table-cell office:value-type="string" calcext:value-type="string" table:number-columns-spanned="3" table:number-rows-spanned="1">
            <text:p>Konstant + Attribute level Attribute 1 + Attribute level Attribute 2</text:p>
          </table:table-cell>
          <table:covered-table-cell table:number-columns-repeated="2"/>
          <table:table-cell office:value-type="string" calcext:value-type="string">
            <text:p>EW &lt; 3 hours + price 5.9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tility_profile_3</text:p>
          </table:table-cell>
          <table:table-cell office:value-type="string" calcext:value-type="string">
            <text:p>Konstant + Attribute level Attribute 1 + Attribute level Attribute 2</text:p>
          </table:table-cell>
          <table:table-cell table:number-columns-repeated="2"/>
          <table:table-cell office:value-type="string" calcext:value-type="string">
            <text:p>EW &gt; 3 hours + price 3.99</text:p>
          </table:table-cell>
          <table:table-cell table:formula="of:=2.5+[.G30]+[.E29]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tility_profile_4</text:p>
          </table:table-cell>
          <table:table-cell office:value-type="string" calcext:value-type="string">
            <text:p>Konstant + Attribute level Attribute 1 + Attribute level Attribute 2</text:p>
          </table:table-cell>
          <table:table-cell table:number-columns-repeated="2"/>
          <table:table-cell office:value-type="string" calcext:value-type="string">
            <text:p>EW &gt; 5 hours + price 5.99</text:p>
          </table:table-cell>
          <table:table-cell table:formula="of:=[.B29]+[.G30]+[.E30]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^2 = 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mportan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e attribute 1</text:p>
          </table:table-cell>
          <table:table-cell table:style-name="ce2" table:formula="of:=[.E29]-[.E30]" office:value-type="float" office:value="2" calcext:value-type="float">
            <text:p/>
          </table:table-cell>
          <table:table-cell office:value-type="string" calcext:value-type="string">
            <text:p>Range attribute 2</text:p>
          </table:table-cell>
          <table:table-cell table:style-name="ce2" table:formula="of:=[.G30]-[.G29]" office:value-type="float" office:value="1" calcext:value-type="float">
            <text:p/>
          </table:table-cell>
          <table:table-cell office:value-type="string" calcext:value-type="string">
            <text:p>Sum of ranges</text:p>
          </table:table-cell>
          <table:table-cell table:style-name="ce2" table:formula="of:=[.C43]+[.E43]" office:value-type="float" office:value="3" calcext:value-type="float">
            <text:p/>
          </table:table-cell>
          <table:table-cell/>
        </table:table-row>
        <table:table-row table:style-name="ro1">
          <table:table-cell table:number-columns-repeated="2"/>
          <table:table-cell table:style-name="ce6" table:formula="of:=[.C43]/[.G43]" office:value-type="percentage" office:value="0.666666666666667" calcext:value-type="percentage">
            <text:p/>
          </table:table-cell>
          <table:table-cell/>
          <table:table-cell table:style-name="ce6" table:formula="of:=[.E43]/[.G43]" office:value-type="percentage" office:value="0.333333333333333" calcext:value-type="percentage">
            <text:p/>
          </table:table-cell>
          <table:table-cell table:number-columns-repeated="3"/>
        </table:table-row>
      </table:table>
      <table:table table:name="Respondent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>
            <text:p>Slide 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rr</text:p>
          </table:table-cell>
          <table:table-cell office:value-type="string" calcext:value-type="string">
            <text:p>Ranking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1" office:value-type="string" calcext:value-type="string">
            <text:p>Slide 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Level 1 [Preis 3.99]</text:p>
          </table:table-cell>
          <table:table-cell table:style-name="ce1" office:value-type="string" calcext:value-type="string">
            <text:p>Level 2 [Preis 5.99]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 (Attribute – Mean tot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Level 1 [&lt;3 stunden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AVERAGE([.C11:.D11])" office:value-type="float" office:value="2.5" calcext:value-type="float">
            <text:p/>
          </table:table-cell>
          <table:table-cell table:style-name="ce4" table:formula="of:=[.E11]-[.E13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vel 2 [&gt;3 stunden]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AVERAGE([.C12:.D12])" office:value-type="float" office:value="2.5" calcext:value-type="float">
            <text:p/>
          </table:table-cell>
          <table:table-cell table:style-name="ce4" table:formula="of:=[.E12]-[.E13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3" table:formula="of:=AVERAGE([.C11:.C12])" office:value-type="float" office:value="2" calcext:value-type="float">
            <text:p/>
          </table:table-cell>
          <table:table-cell table:style-name="ce3" table:formula="of:=AVERAGE([.D11:.D12])" office:value-type="float" office:value="3" calcext:value-type="float">
            <text:p/>
          </table:table-cell>
          <table:table-cell table:style-name="ce8" table:formula="of:=AVERAGE([.C11:.D12])" office:value-type="float" office:value="2.5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 (Attribute1 – Mean total)</text:p>
          </table:table-cell>
          <table:table-cell table:style-name="ce4" table:formula="of:=[.C13]-[.E13]" office:value-type="float" office:value="-0.5" calcext:value-type="float">
            <text:p/>
          </table:table-cell>
          <table:table-cell table:style-name="ce4" table:formula="of:=[.D13]-[.E13]" office:value-type="float" office:value="0.5" calcext:value-type="float">
            <text:p/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Level 1 [Preis 3.99]</text:p>
          </table:table-cell>
          <table:table-cell table:style-name="ce1" office:value-type="string" calcext:value-type="string">
            <text:p>Level 2 [Preis 5.99]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 (Attribute – Mean tot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Level 1 [&lt;3 stunden]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AVERAGE([.C22:.D22])" office:value-type="float" office:value="2" calcext:value-type="float">
            <text:p/>
          </table:table-cell>
          <table:table-cell table:style-name="ce5" table:formula="of:=[.E22]-[.E24]" office:value-type="float" office:value="-0.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vel 2 [&gt;3 stunden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AVERAGE([.C23:.D23])" office:value-type="float" office:value="3" calcext:value-type="float">
            <text:p/>
          </table:table-cell>
          <table:table-cell table:style-name="ce5" table:formula="of:=[.E23]-[.E24]" office:value-type="float" office:value="0.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3" table:formula="of:=AVERAGE([.C22:.C23])" office:value-type="float" office:value="3.5" calcext:value-type="float">
            <text:p/>
          </table:table-cell>
          <table:table-cell table:style-name="ce3" table:formula="of:=AVERAGE([.D22:.D23])" office:value-type="float" office:value="1.5" calcext:value-type="float">
            <text:p/>
          </table:table-cell>
          <table:table-cell table:style-name="ce9" table:formula="of:=AVERAGE([.C22:.D23])" office:value-type="float" office:value="2.5" calcext:value-type="float">
            <text:p/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 (Attribute1 – Mean total)</text:p>
          </table:table-cell>
          <table:table-cell table:style-name="ce5" table:formula="of:=[.C24]-[.E24]" office:value-type="float" office:value="1" calcext:value-type="float">
            <text:p/>
          </table:table-cell>
          <table:table-cell table:style-name="ce5" table:formula="of:=[.D24]-[.E24]" office:value-type="float" office:value="-1" calcext:value-type="float">
            <text:p/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>
            <text:p>Part worth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nstants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eta_11 (Price 3.99)</text:p>
          </table:table-cell>
          <table:table-cell table:formula="of:=[.C25]" office:value-type="float" office:value="1" calcext:value-type="float">
            <text:p/>
          </table:table-cell>
          <table:table-cell office:value-type="string" calcext:value-type="string">
            <text:p>Beta_21 (EW &lt; 3h)</text:p>
          </table:table-cell>
          <table:table-cell table:formula="of:=[.F22]" office:value-type="float" office:value="-0.5" calcext:value-type="float">
            <text:p/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ta_12 (Price 5.99)</text:p>
          </table:table-cell>
          <table:table-cell table:formula="of:=[.D25]" office:value-type="float" office:value="-1" calcext:value-type="float">
            <text:p/>
          </table:table-cell>
          <table:table-cell office:value-type="string" calcext:value-type="string">
            <text:p>Beta_22 (EW &gt; 3h)</text:p>
          </table:table-cell>
          <table:table-cell table:formula="of:=[.F23]" office:value-type="float" office:value="0.5" calcext:value-type="float">
            <text:p/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1" office:value-type="string" calcext:value-type="string">
            <text:p>Utility of the profil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eschätzten Ränge</text:p>
          </table:table-cell>
          <table:table-cell office:value-type="string" calcext:value-type="string">
            <text:p>Technische Ränge</text:p>
          </table:table-cell>
          <table:table-cell/>
        </table:table-row>
        <table:table-row table:style-name="ro1">
          <table:table-cell office:value-type="string" calcext:value-type="string">
            <text:p>Utility_profile_1</text:p>
          </table:table-cell>
          <table:table-cell office:value-type="string" calcext:value-type="string" table:number-columns-spanned="3" table:number-rows-spanned="1">
            <text:p>Konstant + Attribute level Attribute 1 + Attribute level Attribute 2</text:p>
          </table:table-cell>
          <table:covered-table-cell table:number-columns-repeated="2"/>
          <table:table-cell office:value-type="string" calcext:value-type="string">
            <text:p>EW &lt; 3 hours + price 3.99</text:p>
          </table:table-cell>
          <table:table-cell table:formula="of:=2.5+[.E29]+[.G29]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tility_profile_2</text:p>
          </table:table-cell>
          <table:table-cell office:value-type="string" calcext:value-type="string" table:number-columns-spanned="3" table:number-rows-spanned="1">
            <text:p>Konstant + Attribute level Attribute 1 + Attribute level Attribute 2</text:p>
          </table:table-cell>
          <table:covered-table-cell table:number-columns-repeated="2"/>
          <table:table-cell office:value-type="string" calcext:value-type="string">
            <text:p>EW &lt; 3 hours + price 5.9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tility_profile_3</text:p>
          </table:table-cell>
          <table:table-cell office:value-type="string" calcext:value-type="string">
            <text:p>Konstant + Attribute level Attribute 1 + Attribute level Attribute 2</text:p>
          </table:table-cell>
          <table:table-cell table:number-columns-repeated="2"/>
          <table:table-cell office:value-type="string" calcext:value-type="string">
            <text:p>EW &gt; 3 hours + price 3.99</text:p>
          </table:table-cell>
          <table:table-cell table:formula="of:=2.5+[.G30]+[.E29]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tility_profile_4</text:p>
          </table:table-cell>
          <table:table-cell office:value-type="string" calcext:value-type="string">
            <text:p>Konstant + Attribute level Attribute 1 + Attribute level Attribute 2</text:p>
          </table:table-cell>
          <table:table-cell table:number-columns-repeated="2"/>
          <table:table-cell office:value-type="string" calcext:value-type="string">
            <text:p>EW &gt; 5 hours + price 5.99</text:p>
          </table:table-cell>
          <table:table-cell table:formula="of:=[.B29]+[.G30]+[.E30]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^2 = 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1" office:value-type="string" calcext:value-type="string">
            <text:p>Importan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e attribute 1</text:p>
          </table:table-cell>
          <table:table-cell table:style-name="ce2" table:formula="of:=[.E29]-[.E30]" office:value-type="float" office:value="2" calcext:value-type="float">
            <text:p/>
          </table:table-cell>
          <table:table-cell office:value-type="string" calcext:value-type="string">
            <text:p>Range attribute 2</text:p>
          </table:table-cell>
          <table:table-cell table:style-name="ce2" table:formula="of:=[.G30]-[.G29]" office:value-type="float" office:value="1" calcext:value-type="float">
            <text:p/>
          </table:table-cell>
          <table:table-cell office:value-type="string" calcext:value-type="string">
            <text:p>Sum of ranges</text:p>
          </table:table-cell>
          <table:table-cell table:style-name="ce2" table:formula="of:=[.C43]+[.E43]" office:value-type="float" office:value="3" calcext:value-type="float">
            <text:p/>
          </table:table-cell>
          <table:table-cell/>
        </table:table-row>
        <table:table-row table:style-name="ro1">
          <table:table-cell table:number-columns-repeated="2"/>
          <table:table-cell table:style-name="ce12" table:formula="of:=[.C43]/[.G43]" office:value-type="percentage" office:value="0.666666666666667" calcext:value-type="percentage">
            <text:p/>
          </table:table-cell>
          <table:table-cell table:style-name="ce2"/>
          <table:table-cell table:style-name="ce12" table:formula="of:=[.E43]/[.G43]" office:value-type="percentage" office:value="0.333333333333333" calcext:value-type="percentage">
            <text:p/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2" table:number-rows-spanned="1">
            <text:p>Profil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esp-ID</text:p>
          </table:table-cell>
          <table:table-cell office:value-type="string" calcext:value-type="string">
            <text:p>Einkaufswage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nking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Profil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esp-ID</text:p>
          </table:table-cell>
          <table:table-cell office:value-type="string" calcext:value-type="string">
            <text:p>Einkaufswagen (&gt;3h)</text:p>
          </table:table-cell>
          <table:table-cell office:value-type="string" calcext:value-type="string">
            <text:p>Price 5.99</text:p>
          </table:table-cell>
          <table:table-cell office:value-type="string" calcext:value-type="string">
            <text:p>Ran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eeb Mahmud</meta:initial-creator>
    <meta:creation-date>2014-06-23T11:05:41.268414913</meta:creation-date>
    <dc:date>2014-06-23T12:40:57.926407741</dc:date>
    <dc:creator>Haseeb Mahmud</dc:creator>
    <meta:editing-duration>PT1H22M3S</meta:editing-duration>
    <meta:editing-cycles>14</meta:editing-cycles>
    <meta:generator>LibreOffice/4.2.3.3$Linux_X86_64 LibreOffice_project/420m0$Build-3</meta:generator>
    <meta:document-statistic meta:table-count="3" meta:cell-count="306" meta:object-count="0"/>
  </office:meta>
</office:document-meta>
</file>